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100000041E68F7E1E258B672F.png" manifest:media-type="image/png"/>
  <manifest:file-entry manifest:full-path="Pictures/10001BC4000006B8000006B8E52B5665BE0DDAA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0.977cm" fo:min-width="4.139cm"/>
      <style:paragraph-properties style:writing-mode="lr-tb"/>
    </style:style>
    <style:style style:name="gr2" style:family="graphic" style:parent-style-name="standard">
      <style:graphic-properties svg:stroke-width="0.035cm" draw:marker-start-width="0.252cm" draw:marker-end-width="0.252cm" svg:stroke-opacity="80%" draw:fill-color="#b4c7dc" draw:textarea-horizontal-align="justify" draw:textarea-vertical-align="middle" draw:auto-grow-height="false" fo:min-height="0.926cm" fo:min-width="4.448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8cm" draw:marker-end="Arrowheads_20_1" draw:marker-end-width="0.38cm" draw:fill="none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6f9d4" draw:textarea-horizontal-align="justify" draw:textarea-vertical-align="middle" draw:auto-grow-height="false" fo:min-height="0.502cm" fo:min-width="0.65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943cm" fo:min-width="4.10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0.943cm" fo:min-width="4.105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b4c7dc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b4c7dc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="solid" draw:fill-color="#ec9ba4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end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e0c2cd"/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39cm" svg:height="1.227cm" svg:x="5.111cm" svg:y="10.773cm">
          <text:p text:style-name="P1"><text:span text:style-name="T1">HaikuDepot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982cm" svg:height="1.21cm" svg:x="11.268cm" svg:y="10.894cm">
          <text:p text:style-name="P3">HaikuDepotServer</text:p>
          <text:p text:style-name="P3">(Graphics Server)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982cm" svg:height="1.21cm" svg:x="11.172cm" svg:y="10.75cm">
          <text:p text:style-name="P3">HaikuDepotServer</text:p>
          <text:p text:style-name="P3">(Graphics Server)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9.75cm" svg:y1="11.386cm" svg:x2="11.172cm" svg:y2="11.355cm" draw:start-shape="id1" draw:start-glue-point="1" draw:end-shape="id2" draw:end-glue-point="3" svg:d="M9750 11386c1053 0 342-31 1422-31" svg:viewBox="0 0 1423 32">
          <text:p/>
        </draw:connector>
        <draw:custom-shape draw:style-name="gr4" draw:text-style-name="P6" xml:id="id3" draw:id="id3" draw:layer="layout" svg:width="1.188cm" svg:height="1.489cm" svg:x="9.021cm" svg:y="13.68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5" draw:layer="layout" draw:type="curve" svg:x1="7.43cm" svg:y1="12cm" svg:x2="9.615cm" svg:y2="13.688cm" draw:start-shape="id1" draw:start-glue-point="2" draw:end-shape="id3" draw:end-glue-point="5" svg:d="M7430 12000c0 1252 2185 409 2185 1688" svg:viewBox="0 0 2186 1689">
          <text:p/>
        </draw:connector>
        <draw:custom-shape draw:style-name="gr5" draw:text-style-name="P7" xml:id="id4" draw:id="id4" draw:layer="layout" svg:width="4.639cm" svg:height="1.227cm" svg:x="5.111cm" svg:y="8.25cm">
          <text:p text:style-name="P1"><text:span text:style-name="T1">In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2.447cm" svg:height="1.199cm" svg:x="6.416cm" svg:y="13.877cm">
          <draw:text-box>
            <text:p text:style-name="P8"><text:span text:style-name="T1">Postgres</text:span></text:p>
            <text:p text:style-name="P8"><text:span text:style-name="T1">Database</text:span></text:p>
          </draw:text-box>
        </draw:frame>
        <draw:connector draw:style-name="gr3" draw:text-style-name="P5" draw:layer="layout" draw:type="curve" svg:x1="7.43cm" svg:y1="9.477cm" svg:x2="7.43cm" svg:y2="10.773cm" draw:start-shape="id4" draw:start-glue-point="2" draw:end-shape="id1" draw:end-glue-point="0" svg:d="M7430 9477v1296" svg:viewBox="0 0 1 1297">
          <text:p/>
        </draw:connector>
        <draw:connector draw:style-name="gr3" draw:text-style-name="P5" draw:layer="layout" draw:type="curve" svg:x1="4.89cm" svg:y1="4.719cm" svg:x2="7.43cm" svg:y2="8.25cm" draw:start-shape="id5" draw:start-glue-point="2" draw:end-shape="id4" draw:end-glue-point="0" svg:d="M4890 4719c0 2634 2540 869 2540 3531" svg:viewBox="0 0 2541 3532">
          <text:p/>
        </draw:connector>
        <draw:frame draw:style-name="gr7" draw:text-style-name="P10" xml:id="id5" draw:id="id5" draw:layer="layout" svg:width="1.719cm" svg:height="1.719cm" svg:x="4.031cm" svg:y="3cm">
          <draw:image xlink:href="Pictures/10001BC4000006B8000006B8E52B5665BE0DDAA7.svg" xlink:type="simple" xlink:show="embed" xlink:actuate="onLoad" draw:mime-type="image/svg+xml">
            <text:p/>
          </draw:image>
          <draw:image xlink:href="Pictures/100000010000004100000041E68F7E1E258B672F.png" xlink:type="simple" xlink:show="embed" xlink:actuate="onLoad" draw:mime-type="image/png"/>
        </draw:frame>
        <draw:frame draw:style-name="gr8" draw:text-style-name="P9" draw:layer="layout" svg:width="2.697cm" svg:height="1.199cm" svg:x="1.281cm" svg:y="3.5cm">
          <draw:text-box>
            <text:p text:style-name="P8"><text:span text:style-name="T1">Desktop Application</text:span></text:p>
          </draw:text-box>
        </draw:frame>
        <draw:custom-shape draw:style-name="gr9" draw:text-style-name="P11" xml:id="id6" draw:id="id6" draw:layer="layout" svg:width="4.639cm" svg:height="1.227cm" svg:x="5.75cm" svg:y="1.523cm">
          <text:p text:style-name="P1"><text:span text:style-name="T1">Web Brow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7" draw:id="id7" draw:layer="layout" svg:width="4.639cm" svg:height="1.227cm" svg:x="9.611cm" svg:y="3.273cm">
          <text:p text:style-name="P1"><text:span text:style-name="T1">API 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8.069cm" svg:y1="2.75cm" svg:x2="7.43cm" svg:y2="8.25cm" draw:start-shape="id6" draw:start-glue-point="2" draw:end-shape="id4" draw:end-glue-point="0" svg:d="M8069 2750c0 4123-639 1374-639 5500" svg:viewBox="0 0 640 5501">
          <text:p/>
        </draw:connector>
        <draw:connector draw:style-name="gr3" draw:text-style-name="P5" draw:layer="layout" draw:type="curve" svg:x1="11.93cm" svg:y1="4.5cm" svg:x2="7.43cm" svg:y2="8.25cm" draw:start-shape="id7" draw:start-glue-point="2" draw:end-shape="id4" svg:d="M11930 4500c0 2811-4500 936-4500 3750" svg:viewBox="0 0 4501 3751">
          <text:p/>
        </draw:connector>
        <draw:line draw:style-name="gr10" draw:text-style-name="P5" draw:layer="layout" svg:x1="2cm" svg:y1="7.25cm" svg:x2="16cm" svg:y2="7.5cm">
          <text:p/>
        </draw:line>
        <draw:frame draw:style-name="gr11" draw:text-style-name="P13" draw:layer="layout" svg:width="3.5cm" svg:height="0.725cm" svg:x="2cm" svg:y="7.275cm">
          <draw:text-box>
            <text:p text:style-name="P12"><text:span text:style-name="T1">K8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2:16:54.946006642</meta:creation-date>
    <dc:date>2025-02-27T22:31:06.170893840</dc:date>
    <meta:editing-duration>PT14M12S</meta:editing-duration>
    <meta:editing-cycles>1</meta:editing-cycles>
    <meta:document-statistic meta:object-count="18"/>
    <meta:generator>LibreOffice/7.4.7.2$Linux_X86_64 LibreOffice_project/40$Build-2</meta:generator>
  </office:meta>
</office:document-meta>
</file>